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9d20" officeooo:paragraph-rsid="00059d20"/>
    </style:style>
    <style:style style:name="P2" style:family="paragraph" style:parent-style-name="Standard">
      <style:paragraph-properties fo:text-align="center" style:justify-single-word="false"/>
      <style:text-properties fo:font-size="16pt" fo:font-weight="bold" officeooo:rsid="00059d20" officeooo:paragraph-rsid="00059d20" style:font-size-asian="16pt" style:font-weight-asian="bold" style:font-size-complex="16pt" style:font-weight-complex="bold"/>
    </style:style>
    <style:style style:name="P3"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4"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5"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fo:color="#4e443c" style:font-name="Georgia" fo:font-size="12pt" fo:letter-spacing="normal" fo:font-style="normal" fo:font-weight="bold"/>
    </style:style>
    <style:style style:name="P6"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7"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8" style:family="paragraph" style:parent-style-name="Heading_20_2">
      <style:text-properties fo:font-variant="normal" fo:text-transform="none" fo:color="#f14e32" style:font-name="Georgia" fo:font-size="13.5pt" fo:letter-spacing="normal" fo:font-style="normal" fo:font-weight="bold" officeooo:rsid="00059d20" officeooo:paragraph-rsid="00059d20"/>
    </style:style>
    <style:style style:name="P9"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0"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11"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Georgia" fo:font-size="13.5pt" fo:letter-spacing="normal" fo:font-style="normal" fo:font-weight="bold"/>
    </style:style>
    <style:style style:name="P12" style:family="paragraph" style:parent-style-name="Standard">
      <style:text-properties officeooo:rsid="00059d20" officeooo:paragraph-rsid="00059d20"/>
    </style:style>
    <style:style style:name="P13" style:family="paragraph" style:parent-style-name="Heading_20_1">
      <style:text-properties fo:font-variant="normal" fo:text-transform="none" fo:color="#4e443c" style:font-name="Georgia" fo:font-size="27pt" fo:letter-spacing="normal" fo:font-style="normal" fo:font-weight="normal" officeooo:rsid="00059d20" officeooo:paragraph-rsid="00059d20"/>
    </style:style>
    <style:style style:name="T1" style:family="text">
      <style:text-properties fo:font-variant="normal" fo:text-transform="none" fo:color="#333333" style:font-name="monospace" fo:font-size="10.5pt" fo:letter-spacing="normal" fo:font-style="normal" fo:font-weight="normal" fo:background-color="#eeeeee" loext:char-shading-value="0" loext:padding="0cm" loext:border="none"/>
    </style:style>
    <style:style style:name="T2" style:family="text">
      <style:text-properties fo:font-variant="normal" fo:text-transform="none" fo:color="#333333" style:font-name="monospace" fo:font-size="10.5pt" fo:letter-spacing="normal" fo:font-style="normal" fo:font-weight="normal" fo:background-color="#eeeeee" loext:char-shading-value="0" loext:padding="0.049cm" loext:border="0.06pt solid #f5f5f5"/>
    </style:style>
    <style:style style:name="T3" style:family="text">
      <style:text-properties fo:font-variant="normal" fo:text-transform="none" fo:color="#4e443c" style:font-name="sans-serif" fo:font-size="10.5pt" fo:letter-spacing="normal" fo:font-style="normal" fo:font-weight="normal"/>
    </style:style>
    <style:style style:name="T4" style:family="text">
      <style:text-properties fo:font-variant="normal" fo:text-transform="none" fo:color="#4e443c" style:font-name="sans-serif" fo:font-size="10.5pt" fo:letter-spacing="normal" fo:font-style="italic" fo:font-weight="normal"/>
    </style:style>
    <style:style style:name="T5"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de Git</text:p>
      <text:p text:style-name="P1"/>
      <text:p text:style-name="P1">Inicio sobre el curso de git</text:p>
      <text:p text:style-name="P1"/>
      <text:p text:style-name="P1"/>
      <text:h text:style-name="P8" text:outline-level="2"><text:bookmark text:name="_getting_a_repo"/>Obteniendo un repositorio Git</text:h>
      <text:p text:style-name="P3">Puedes obtener un proyecto Git de dos maneras. La primera es tomar un proyecto o directorio existente e importarlo en Git. La segunda es clonar un repositorio existente en Git desde otro servidor.</text:p>
      <text:h text:style-name="P5" text:outline-level="3"><text:bookmark text:name="_inicializando_un_repositorio_en_un_directorio_existente"/>Inicializando un repositorio en un directorio existente</text:h>
      <text:p text:style-name="P3">Si estás empezando a seguir un proyecto existente en Git, debes ir al directorio del proyecto y usar el siguiente comando:</text:p>
      <text:p text:style-name="P6"><text:span text:style-name="Source_20_Text"><text:span text:style-name="T1">$ git init</text:span></text:span></text:p>
      <text:p text:style-name="P4"><text:span text:style-name="T3">Esto crea un subdirectorio nuevo llamado </text:span><text:span text:style-name="Source_20_Text"><text:span text:style-name="T2">.git</text:span></text:span><text:span text:style-name="T3">, el cual contiene todos los archivos necesarios del repositorio – un esqueleto de un repositorio de Git. Todavía no hay nada en tu proyecto que esté bajo seguimiento. Puedes revisar </text:span><text:a xlink:type="simple" xlink:href="https://git-scm.com/book/es/v2/ch00/_git_internals" text:style-name="Internet_20_link" text:visited-style-name="Visited_20_Internet_20_Link"><text:span text:style-name="T5">[_git_internals]</text:span></text:a><text:span text:style-name="T3"> para obtener más información acerca de los archivos presentes en el directorio </text:span><text:span text:style-name="Source_20_Text"><text:span text:style-name="T2">.git</text:span></text:span><text:span text:style-name="T3"> que acaba de ser creado.</text:span></text:p>
      <text:p text:style-name="P4"><text:span text:style-name="T3">Si deseas empezar a controlar versiones de archivos existentes (a diferencia de un directorio vacío), probablemente deberías comenzar el seguimiento de esos archivos y hacer una confirmación inicial. Puedes conseguirlo con unos pocos comandos </text:span><text:span text:style-name="Source_20_Text"><text:span text:style-name="T2">git add</text:span></text:span><text:span text:style-name="T3"> para especificar qué archivos quieres controlar, seguidos de un </text:span><text:span text:style-name="Source_20_Text"><text:span text:style-name="T2">git commit</text:span></text:span><text:span text:style-name="T3"> para confirmar los cambios:</text:span></text:p>
      <text:p text:style-name="P6"><text:span text:style-name="Source_20_Text"><text:span text:style-name="T1">$ git add *.c</text:span></text:span></text:p>
      <text:p text:style-name="P7"><text:span text:style-name="Source_20_Text"><text:span text:style-name="T1">$ git add LICENSE</text:span></text:span></text:p>
      <text:p text:style-name="P7"><text:span text:style-name="Source_20_Text"><text:span text:style-name="T1">$ git commit -m 'initial project version'</text:span></text:span></text:p>
      <text:p text:style-name="P3">Veremos lo que hacen estos comandos más adelante. En este momento, tienes un repositorio de Git con archivos bajo seguimiento y una confirmación inicial.</text:p>
      <text:p text:style-name="P1"/>
      <text:p text:style-name="P1"/>
      <text:h text:style-name="P9" text:outline-level="3"><text:bookmark text:name="_git_cloning"/>Clonando un repositorio existente</text:h>
      <text:p text:style-name="P4"><text:span text:style-name="T3">Si deseas obtener una copia de un repositorio Git existente — por ejemplo, un proyecto en el que te gustaría contribuir — el comando que necesitas es </text:span><text:span text:style-name="Source_20_Text"><text:span text:style-name="T2">git clone</text:span></text:span><text:span text:style-name="T3">. Si estás familizarizado con otros sistemas de control de versiones como Subversion, verás que el comando es "clone" en vez de "checkout". Es una distinción importante, ya que Git recibe una copia de casi todos los datos que tiene el servidor. Cada versión de cada archivo de la historia del proyecto es descargada por defecto cuando ejecutas </text:span><text:span text:style-name="Source_20_Text"><text:span text:style-name="T2">git clone</text:span></text:span><text:span text:style-name="T3">. De hecho, si el disco de tu servidor se corrompe, puedes usar cualquiera de los clones en cualquiera de los clientes para devolver al servidor al estado en el que estaba cuando fue </text:span><text:soft-page-break/><text:span text:style-name="T3">clonado (puede que pierdas algunos hooks del lado del servidor y demás, pero toda la información acerca de las versiones estará ahí) — véase </text:span><text:a xlink:type="simple" xlink:href="https://git-scm.com/book/es/v2/ch00/_git_on_the_server" text:style-name="Internet_20_link" text:visited-style-name="Visited_20_Internet_20_Link"><text:span text:style-name="T5">Configurando Git en un servidor</text:span></text:a><text:span text:style-name="T3"> para más detalles.</text:span></text:p>
      <text:p text:style-name="P4"><text:span text:style-name="T3">Puedes clonar un repositorio con </text:span><text:span text:style-name="Source_20_Text"><text:span text:style-name="T2">git clone [url]</text:span></text:span><text:span text:style-name="T3">. Por ejemplo, si quieres clonar la librería de Git llamada libgit2 puedes hacer algo así:</text:span></text:p>
      <text:p text:style-name="P6"><text:span text:style-name="Source_20_Text"><text:span text:style-name="T1">$ git clone https://github.com/libgit2/libgit2</text:span></text:span></text:p>
      <text:p text:style-name="P4"><text:span text:style-name="T3">Esto crea un directorio llamado </text:span><text:span text:style-name="Source_20_Text"><text:span text:style-name="T2">libgit2</text:span></text:span><text:span text:style-name="T3">, inicializa un directorio </text:span><text:span text:style-name="Source_20_Text"><text:span text:style-name="T2">.git</text:span></text:span><text:span text:style-name="T3"> en su interior, descarga toda la información de ese repositorio y saca una copia de trabajo de la última versión. Si te metes en el directorio </text:span><text:span text:style-name="Source_20_Text"><text:span text:style-name="T2">libgit2</text:span></text:span><text:span text:style-name="T3">, verás que están los archivos del proyecto listos para ser utilizados. Si quieres clonar el repositorio a un directorio con otro nombre que no sea </text:span><text:span text:style-name="Source_20_Text"><text:span text:style-name="T2">libgit2</text:span></text:span><text:span text:style-name="T3">, puedes especificarlo con la siguiente opción de línea de comandos:</text:span></text:p>
      <text:p text:style-name="P6"><text:span text:style-name="Source_20_Text"><text:span text:style-name="T1">$ git clone https://github.com/libgit2/libgit2 mylibgit</text:span></text:span></text:p>
      <text:p text:style-name="P4"><text:span text:style-name="T3">Ese comando hace lo mismo que el anterior, pero el directorio de destino se llamará </text:span><text:span text:style-name="Source_20_Text"><text:span text:style-name="T2">mylibgit</text:span></text:span><text:span text:style-name="T3">.</text:span></text:p>
      <text:p text:style-name="P4"><text:span text:style-name="T3">Git te permite usar distintos protocolos de transferencia. El ejemplo anterior usa el protocolo </text:span><text:span text:style-name="Source_20_Text"><text:span text:style-name="T2">https://</text:span></text:span><text:span text:style-name="T3">, pero también puedes utilizar </text:span><text:span text:style-name="Source_20_Text"><text:span text:style-name="T2">git://</text:span></text:span><text:span text:style-name="T3"> o </text:span><text:span text:style-name="Source_20_Text"><text:span text:style-name="T2">usuario@servidor:ruta/del/repositorio.git</text:span></text:span><text:span text:style-name="T3"> que utiliza el protocolo de transferencia SSH. En </text:span><text:a xlink:type="simple" xlink:href="https://git-scm.com/book/es/v2/ch00/_git_on_the_server" text:style-name="Internet_20_link" text:visited-style-name="Visited_20_Internet_20_Link"><text:span text:style-name="T5">Configurando Git en un servidor</text:span></text:a><text:span text:style-name="T3"> se explicarán todas las opciones disponibles a la hora de configurar el acceso a tu repositorio de Git, y las ventajas e inconvenientes de cada una.</text:span></text:p>
      <text:p text:style-name="P1"/>
      <text:h text:style-name="P13" text:outline-level="1">2.2 Fundamentos de Git - Guardando cambios en el Repositorio</text:h>
      <text:h text:style-name="P11" text:outline-level="2"><text:bookmark text:name="_guardando_cambios_en_el_repositorio"/>Guardando cambios en el Repositorio</text:h>
      <text:p text:style-name="P10"><text:span text:style-name="T3">Ya tienes un repositorio Git y un </text:span><text:span text:style-name="Emphasis"><text:span text:style-name="T4">checkout</text:span></text:span><text:span text:style-name="T3"> o copia de trabajo de los archivos de dicho proyecto. El siguiente paso es realizar algunos cambios y confirmar instantáneas de esos cambios en el repositorio cada vez que el proyecto alcance un estado que quieras conservar.</text:span></text:p>
      <text:p text:style-name="P10"><text:span text:style-name="T3">Recuerda que cada archivo de tu repositorio puede tener dos estados: rastreados y sin rastrear. Los archivos rastreados (</text:span><text:span text:style-name="Emphasis"><text:span text:style-name="T4">tracked files</text:span></text:span><text:span text:style-name="T3"> en inglés) son todos aquellos archivos que estaban en la última instantánea del proyecto; pueden ser archivos sin modificar, modificados o preparados. Los archivos sin rastrear son todos los demás - cualquier otro archivo en tu directorio de trabajo que no estaba en tu última instantánea y que no están en el área de preparación (</text:span><text:span text:style-name="Emphasis"><text:span text:style-name="T4">staging area</text:span></text:span><text:span text:style-name="T3">). Cuando clonas por primera vez un repositorio, todos tus archivos estarán rastreados y sin modificar pues acabas de sacarlos y aun no han sido editados.</text:span></text:p>
      <text:p text:style-name="P10"><text:soft-page-break/><text:span text:style-name="T3">Mientras editas archivos, Git los ve como modificados, pues han sido cambiados desde su último </text:span><text:span text:style-name="Emphasis"><text:span text:style-name="T4">commit</text:span></text:span><text:span text:style-name="T3">. Luego preparas estos archivos modificados y finalmente confirmas todos los cambios preparados, y repites el cicl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9:33:24.136000000</meta:creation-date>
    <dc:date>2018-03-20T11:03:51.912000000</dc:date>
    <meta:editing-duration>PT1M33S</meta:editing-duration>
    <meta:editing-cycles>4</meta:editing-cycles>
    <meta:generator>LibreOffice/6.0.2.1$Windows_x86 LibreOffice_project/f7f06a8f319e4b62f9bc5095aa112a65d2f3ac89</meta:generator>
    <meta:document-statistic meta:table-count="0" meta:image-count="0" meta:object-count="0" meta:page-count="3" meta:paragraph-count="26" meta:word-count="752" meta:character-count="4704" meta:non-whitespace-character-count="3974"/>
  </office:meta>
</office:document-meta>
</file>